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<text:s/>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0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9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3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61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7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84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385]+10" office:value-type="float" office:value="115" calcext:value-type="float">
            <text:p>115</text:p>
          </table:table-cell>
          <table:table-cell/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8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5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6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99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01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04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05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09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11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7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39" calcext:value-type="float">
            <text:p>139</text:p>
          </table:table-cell>
          <table:table-cell/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6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18]+16" office:value-type="float" office:value="137" calcext:value-type="float">
            <text:p>1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2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24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25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46" calcext:value-type="float">
            <text:p>1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formula="of:=[.C429]+16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3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3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34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3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3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4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4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4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50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53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87 “Dreamliner”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55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63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73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S Trident (all)</text:p>
          </table:table-cell>
          <table:table-cell office:value-type="string" calcext:value-type="string">
            <text:p>Air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83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85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86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87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89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91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93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94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98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0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509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515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1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 style:data-style-name="N2" text:time-value="23:48:57.6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6-11T01:35:26.215000000</dc:date>
    <meta:editing-duration>P37DT11H2M53S</meta:editing-duration>
    <meta:editing-cycles>872</meta:editing-cycles>
    <meta:generator>LibreOffice/5.2.6.2$Windows_x86 LibreOffice_project/a3100ed2409ebf1c212f5048fbe377c281438fdc</meta:generator>
    <dc:creator>James Petts</dc:creator>
    <meta:document-statistic meta:table-count="3" meta:cell-count="3190" meta:object-count="0"/>
  </office:meta>
</office:document-meta>
</file>